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style:font-name="Times New Roman"/>
    </style:style>
    <style:style style:name="P2" style:family="paragraph" style:parent-style-name="Text_20_body">
      <style:text-properties style:font-name="Times New Roman" fo:font-weight="bold"/>
    </style:style>
    <style:style style:name="P3" style:family="paragraph" style:parent-style-name="Text_20_body">
      <style:paragraph-properties fo:margin-left="0.6807in" fo:margin-right="0in" fo:text-indent="-0.1807in" style:auto-text-indent="false"/>
      <style:text-properties style:font-name="Times New Roman"/>
    </style:style>
    <style:style style:name="P4" style:family="paragraph" style:parent-style-name="Text_20_body">
      <style:paragraph-properties fo:break-before="page"/>
    </style:style>
    <style:style style:name="T1" style:family="text">
      <style:text-properties fo:color="#000000"/>
    </style:style>
    <style:style style:name="T2" style:family="text">
      <style:text-properties fo:font-style="italic"/>
    </style:style>
    <style:style style:name="T3" style:family="text">
      <style:text-properties style:font-name="Times New Roman"/>
    </style:style>
    <style:style style:name="T4" style:family="text">
      <style:text-properties style:font-name="Times New Roman" fo:font-style="italic"/>
    </style:style>
    <style:style style:name="T5" style:family="text">
      <style:text-properties style:font-name="Times New Roman" style:text-underline-style="solid" style:text-underline-width="auto" style:text-underline-color="font-color"/>
    </style:style>
    <style:style style:name="T6" style:family="text">
      <style:text-properties style:font-name="Times New Roman" fo:font-weight="bold"/>
    </style:style>
    <style:style style:name="T7" style:family="text">
      <style:text-properties officeooo:rsid="00155ee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anonymous_element_9"/><text:span text:style-name="T1">tarea 24 de enero Gesticulador</text:span> </text:h>
      <text:p text:style-name="P2">Contexto</text:p>
      <text:p text:style-name="Text_20_body"/>
      <text:p text:style-name="Text_20_body">• <text:span text:style-name="T3">Las ideas políticas del dramaturgo mexicano Rodolfo Usigli (1905-1979) pasaron por varios cambios fuertes a través de su vida, jugando siempre un papel central en su obra. </text:span><text:span text:style-name="T4">El gesticulado</text:span><text:span text:style-name="T5">r</text:span><text:span text:style-name="T3"> (escrito en 1938, estrenado en 1947) inicialmente fue criticado por antirrevolucionaria aunque el dramaturgo insiste en que, al contrario, es una obra revolucionaria. Usigli escribió 39 obras de teatro, entre las cuales </text:span><text:span text:style-name="T4">El gesticulador</text:span><text:span text:style-name="T3"> es generalmente considerada la mejor. </text:span></text:p>
      <text:p text:style-name="Text_20_body"/>
      <text:p text:style-name="Text_20_body"><text:span text:style-name="T6">Vocabulario esencial</text:span> <text:span text:style-name="T3">(para MEMORIZAR)</text:span></text:p>
      <text:p text:style-name="Text_20_body"/>
      <text:p text:style-name="Text_20_body"><text:span text:style-name="T6">la acción: </text:span>“<text:span text:style-name="T3">movimientos y gestos de un orador o actor”, “Marcha de los sucesos en un relato, en un drama” (</text:span><text:span text:style-name="T5">Pequeño Larousse Ilustrado</text:span><text:span text:style-name="T3">)</text:span></text:p>
      <text:p text:style-name="Text_20_body"><text:span text:style-name="T6">las acotaciones:</text:span> <text:span text:style-name="T3">las notas del dramaturgo que describen el escenario o que indican la acción o movimiento que los actores deben hacer</text:span></text:p>
      <text:p text:style-name="Text_20_body"><text:span text:style-name="T6">el acto:</text:span> <text:span text:style-name="T3">cada una de las partes de una obra teatral</text:span></text:p>
      <text:p text:style-name="Text_20_body"><text:span text:style-name="T6">el antagonista: </text:span><text:span text:style-name="T3">personaje que trabaja en oposición a otro, que busca impedir sus acciones</text:span></text:p>
      <text:p text:style-name="Text_20_body"><text:span text:style-name="T6">el clímax</text:span><text:span text:style-name="T3">: el momento culminante de una obra dramática</text:span></text:p>
      <text:p text:style-name="Text_20_body"><text:span text:style-name="T6">la complicación</text:span><text:span text:style-name="T3">: algo que cambia la dirección de la acción</text:span></text:p>
      <text:p text:style-name="Text_20_body"><text:span text:style-name="T6">el decorado</text:span><text:span text:style-name="T3">: la decoración o adorno del escenario</text:span></text:p>
      <text:p text:style-name="Text_20_body"><text:span text:style-name="T6">el desenlace: </text:span><text:span text:style-name="T3">la solución del nudo del drama</text:span></text:p>
      <text:p text:style-name="P2">el drama: la obra dramática, la pieza teatral</text:p>
      <text:p text:style-name="Text_20_body"><text:span text:style-name="T6">el/la dramaturgo/a</text:span><text:span text:style-name="T3">: el/la autor/a de un drama</text:span></text:p>
      <text:p text:style-name="Text_20_body"><text:span text:style-name="T6">la escena:</text:span> <text:span text:style-name="T3">una división interna de un acto</text:span></text:p>
      <text:p text:style-name="Text_20_body"><text:span text:style-name="T6">el escenario:</text:span> <text:span text:style-name="T3">el lugar físico donde los actores representan el drama</text:span></text:p>
      <text:p text:style-name="Text_20_body"><text:span text:style-name="T6">el parlamento: </text:span><text:span text:style-name="T3">una relación o comunicación larga de un personaje</text:span></text:p>
      <text:p text:style-name="Text_20_body"><text:span text:style-name="T6">el telón: </text:span><text:span text:style-name="T3">"Lienzo grande pintado, que puede subirse y bajarse y se pone en el escenario del teatro para cerrarlo o para figurar una decoración." (</text:span><text:span text:style-name="T5">Pequeño Larousse Ilustrado</text:span><text:span text:style-name="T3">)</text:span></text:p>
      <text:p text:style-name="Text_20_body"/>
      <text:p text:style-name="Text_20_body">• <text:span text:style-name="T3">Buscar el significado de la palabra “gesticulador”.  </text:span></text:p>
      <text:p text:style-name="Text_20_body"/>
      <text:p text:style-name="Text_20_body"><text:soft-page-break/>• <text:span text:style-name="T3">Prestar atención a: </text:span></text:p>
      <text:p text:style-name="P3">1) las notas (pp. 105-7)</text:p>
      <text:p text:style-name="P3">2) la lista de vocabulario (pp. 141-178)</text:p>
      <text:p text:style-name="P3">3) cuestionarios que puede usar para averiguar su comprensión de los detalles de la obra (pp. 111-135)</text:p>
      <text:p text:style-name="Text_20_body"/>
      <text:p text:style-name="P4"/>
      <text:p text:style-name="Text_20_body">• <text:span text:style-name="T3">Para ayudarle a guiar la lectura del texto, pensar en estos aspectos, preguntas y sugerencias:</text:span></text:p>
      <text:p text:style-name="Text_20_body"/>
      <text:p text:style-name="P1">1) <text:span text:style-name="T2">El escenario/el decorado: </text:span>¿Cómo se ve el escenario? ¿Hay cambios a través del drama? ¿Qué es lo que se comunica a través del escenario y su decorado?</text:p>
      <text:p text:style-name="P1">2) <text:span text:style-name="T2">La caracterización</text:span>: ¿Cómo es cada personaje? ¿Cómo se va desarrollando el carácter de cada personaje? ¿Cómo nos comunica la obra el carácter de cada personaje? Después de leer cada acto, haga una lista de adjetivos, sustantivos y expresiones asociadas con los personajes.</text:p>
      <text:p text:style-name="P1">3) <text:span text:style-name="T2">La trama</text:span>: Apuntar momentos claves en su desarrollo--complicaciones, clímax, desenlace.</text:p>
      <text:p text:style-name="P1">4) <text:span text:style-name="T2">Los temas</text:span>: Notar cuáles son los temas y tópicos predominantes en los parlamentos, escenas y actos.  Enfocar en cuáles personajes hablan de estos temas y cómo sus perspectivas se comparan.</text:p>
      <text:p text:style-name="P1">5) <text:span text:style-name="T2">Los actos / las escenas:</text:span> Escribir sus observaciones al concluir una escena o acto. ¿Cuál es la función de cada escena? ¿Qué es lo que añade cada escena a la obra y cómo se relacionan las varias escenas entre sí? ¿Cuál es la función de cada acto? Prestar atención al comienzo y final de los actos.</text:p>
      <text:p text:style-name="P1">6) <text:span text:style-name="T2">La imagen / el símbolo:</text:span> Identificar imágenes y / o símbolos que le parezcan significativos. Explicar cómo se relacionan con los temas de la obra. </text:p>
      <text:p text:style-name="P1">7) <text:span text:style-name="T2">El título: </text:span>pensar en la relación entre el título y lo que el texto nos comunica. </text:p>
      <text:p text:style-name="Text_20_body"/>
      <text:p text:style-name="Text_20_body">• <text:span text:style-name="T5">Leer</text:span><text:span text:style-name="T3"> hasta la página 15, línea 21, hasta “LA VOZ DE BOLTON…” Estar preparado(a) para presentar oralmente sus observaciones sobre:</text:span></text:p>
      <text:p text:style-name="Text_20_body"/>
      <text:p text:style-name="P1">1) el escenario descrito en las págs. 9-10 y qué ideas formamos al imaginar tal espacio teatral;</text:p>
      <text:p text:style-name="P1">2) la caracterización de la familia Rubio en la primera escena;</text:p>
      <text:p text:style-name="P1">3) la función de esta primera escena para empezar el dram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1T14:33:17.918648000</meta:creation-date>
    <dc:date>2018-01-21T15:25:06.127670000</dc:date>
    <meta:editing-duration>PT1M46S</meta:editing-duration>
    <meta:editing-cycles>3</meta:editing-cycles>
    <meta:generator>LibreOffice/5.2.5.1$MacOSX_X86_64 LibreOffice_project/0312e1a284a7d50ca85a365c316c7abbf20a4d22</meta:generator>
    <meta:document-statistic meta:table-count="0" meta:image-count="0" meta:object-count="0" meta:page-count="3" meta:paragraph-count="35" meta:word-count="587" meta:character-count="3514" meta:non-whitespace-character-count="2955"/>
  </office:meta>
</office:document-meta>
</file>